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7120000016FBCB9B3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3cm" draw:marker-start-width="0.15cm" draw:marker-end="Arrow" draw:marker-end-width="0.15cm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015cm" fo:padding-bottom="0.015cm" fo:padding-left="0.015cm" fo:padding-right="0.015cm"/>
    </style:style>
    <style:style style:name="gr5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01cm" fo:padding-bottom="0.01cm" fo:padding-left="0.01cm" fo:padding-right="0.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0pt"/>
    </style:style>
    <style:style style:name="P4" style:family="paragraph">
      <style:paragraph-properties fo:text-align="center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frame draw:style-name="gr1" draw:text-style-name="P1" draw:layer="layout" svg:width="14.544cm" svg:height="2.947cm" svg:x="4.341cm" svg:y="0.213cm">
            <draw:image xlink:href="Pictures/10000000000007120000016FBCB9B335.png" xlink:type="simple" xlink:show="embed" xlink:actuate="onLoad">
              <text:p/>
            </draw:image>
          </draw:frame>
          <draw:frame draw:style-name="gr2" draw:text-style-name="P3" draw:layer="layout" svg:width="3.02cm" svg:height="0.395cm" svg:x="0.113cm" svg:y="0.157cm">
            <draw:text-box>
              <text:p text:style-name="P2"><text:span text:style-name="T1">Starting APT signal</text:span></text:p>
            </draw:text-box>
          </draw:frame>
          <draw:frame draw:style-name="gr2" draw:text-style-name="P3" draw:layer="layout" svg:width="2.301cm" svg:height="0.395cm" svg:x="1.043cm" svg:y="1.098cm">
            <draw:text-box>
              <text:p text:style-name="P2"><text:span text:style-name="T1">Phasing signal</text:span></text:p>
            </draw:text-box>
          </draw:frame>
          <draw:frame draw:style-name="gr2" draw:text-style-name="P3" draw:layer="layout" svg:width="1.869cm" svg:height="0.395cm" svg:x="7.913cm" svg:y="1.456cm">
            <draw:text-box>
              <text:p text:style-name="P2"><text:span text:style-name="T1">Image edge</text:span></text:p>
            </draw:text-box>
          </draw:frame>
          <draw:line draw:style-name="gr3" draw:text-style-name="P4" draw:layer="layout" svg:x1="3.529cm" svg:y1="0.612cm" svg:x2="4.351cm" svg:y2="0.714cm">
            <text:p/>
          </draw:line>
          <draw:line draw:style-name="gr3" draw:text-style-name="P4" draw:layer="layout" svg:x1="3.537cm" svg:y1="1.554cm" svg:x2="4.351cm" svg:y2="0.971cm">
            <text:p/>
          </draw:line>
          <draw:line draw:style-name="gr4" draw:text-style-name="P4" draw:layer="layout" svg:x1="0.121cm" svg:y1="0.612cm" svg:x2="3.537cm" svg:y2="0.612cm">
            <text:p/>
          </draw:line>
          <draw:line draw:style-name="gr4" draw:text-style-name="P4" draw:layer="layout" svg:x1="1.045cm" svg:y1="1.554cm" svg:x2="3.537cm" svg:y2="1.554cm">
            <text:p/>
          </draw:line>
          <draw:line draw:style-name="gr3" draw:text-style-name="P4" draw:layer="layout" svg:x1="7.896cm" svg:y1="1.869cm" svg:x2="7.074cm" svg:y2="1.971cm">
            <text:p/>
          </draw:line>
          <draw:line draw:style-name="gr4" draw:text-style-name="P4" draw:layer="layout" svg:x1="9.993cm" svg:y1="1.87cm" svg:x2="7.896cm" svg:y2="1.87cm">
            <text:p/>
          </draw:line>
          <draw:line draw:style-name="gr5" draw:text-style-name="P4" draw:layer="layout" svg:x1="7.048cm" svg:y1="0.193cm" svg:x2="7.048cm" svg:y2="3.47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5-08-15T20:32:14</meta:creation-date>
    <dc:date>2011-02-01T19:41:24</dc:date>
    <meta:print-date>2005-08-15T20:46:28</meta:print-date>
    <dc:language>en-US</dc:language>
    <meta:editing-cycles>5</meta:editing-cycles>
    <meta:editing-duration>PT15H7M52S</meta:editing-duration>
    <dc:creator>BruXy 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